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186cm" fo:min-width="1.86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92cm" fo:min-width="1.86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14cm" fo:min-width="2.64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992cm" fo:min-width="2.64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6cm" fo:min-width="3.51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95cm" fo:min-width="3.519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56cm" fo:min-width="2.64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35cm" fo:min-width="2.64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317cm" fo:min-width="2.21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4cm" fo:min-width="2.21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35cm" fo:min-width="2.05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371cm" fo:min-width="2.05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43cm" fo:min-width="2.5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42cm" fo:min-width="2.5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276cm" fo:min-width="2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381cm" fo:min-width="2.58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Predeterminado-title">
      <style:graphic-properties fo:min-height="0.994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color="#2a6099" fo:font-size="24pt" fo:font-style="italic" style:font-size-asian="24pt" style:font-style-asian="italic" style:font-size-complex="24pt" style:font-style-complex="italic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start" style:writing-mode="lr-tb"/>
      <style:text-properties fo:font-size="8.19999980926514pt" style:font-size-asian="12pt" style:font-size-complex="12pt"/>
    </style:style>
    <style:style style:name="P8" style:family="paragraph">
      <style:paragraph-properties fo:text-align="center" style:writing-mode="lr-tb"/>
      <style:text-properties fo:font-size="8.19999980926514p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2a6099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13.158cm" svg:height="0.994cm" svg:x="9.864cm" svg:y="1.24cm" presentation:class="title" presentation:user-transformed="true">
          <draw:text-box>
            <text:p><text:span text:style-name="T1">Diagrama Relacional</text:span></text:p>
          </draw:text-box>
        </draw:frame>
        <draw:g>
          <draw:custom-shape draw:style-name="gr1" draw:text-style-name="P2" draw:layer="layout" svg:width="2.361cm" svg:height="0.436cm" svg:x="7cm" svg:y="12.622cm">
            <text:p text:style-name="P2"><text:span text:style-name="T2">Genero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361cm" svg:height="0.942cm" svg:x="7cm" svg:y="13.058cm">
            <text:p text:style-name="P3"><text:span text:style-name="T3">Id</text:span></text:p>
            <text:p text:style-name="P3"><text:span text:style-name="T3">Descripció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3.148cm" svg:height="0.464cm" svg:x="6.971cm" svg:y="6.294cm">
            <text:p text:style-name="P4"><text:span text:style-name="T2">Ficha IMC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148cm" svg:height="5.242cm" svg:x="6.971cm" svg:y="6.758cm">
            <text:p text:style-name="P5"><text:span text:style-name="T3">Id usuario</text:span></text:p>
            <text:p text:style-name="P3"><text:span text:style-name="T3">Rut</text:span></text:p>
            <text:p text:style-name="P3"><text:span text:style-name="T3">dv</text:span></text:p>
            <text:p text:style-name="P3"><text:span text:style-name="T3">Nombre</text:span></text:p>
            <text:p text:style-name="P3"><text:span text:style-name="T3">Fecha nacimiento</text:span></text:p>
            <text:p text:style-name="P3"><text:span text:style-name="T3">Email</text:span></text:p>
            <text:p text:style-name="P3"><text:span text:style-name="T3">Movil</text:span></text:p>
            <text:p text:style-name="P3"><text:span text:style-name="T3">edad</text:span></text:p>
            <text:p text:style-name="P3"><text:span text:style-name="T3">Peso</text:span></text:p>
            <text:p text:style-name="P3"><text:span text:style-name="T3">Estatura</text:span></text:p>
            <text:p text:style-name="P3"><text:span text:style-name="T3">IMC</text:span></text:p>
            <text:p text:style-name="P3"><text:span text:style-name="T3">Genero</text:span></text:p>
            <text:p text:style-name="P3"><text:span text:style-name="T3">Fecha fich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4" draw:layer="layout" svg:width="4.019cm" svg:height="0.71cm" svg:x="20.664cm" svg:y="4.511cm">
            <text:p text:style-name="P4"><text:span text:style-name="T2">Nutricionist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.019cm" svg:height="1.745cm" svg:x="20.664cm" svg:y="5.255cm">
            <text:p text:style-name="P5"><text:span text:style-name="T3">rut</text:span></text:p>
            <text:p text:style-name="P5"><text:span text:style-name="T3">Nombre</text:span></text:p>
            <text:p text:style-name="P5"><text:span text:style-name="T3">Email</text:span></text:p>
            <text:p text:style-name="P5"><text:span text:style-name="T3">Movil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line draw:style-name="gr7" draw:text-style-name="P6" draw:layer="layout" svg:x1="5.2cm" svg:y1="11.1cm" svg:x2="5.2cm" svg:y2="13.099cm">
              <text:p/>
            </draw:line>
            <draw:line draw:style-name="gr7" draw:text-style-name="P6" draw:layer="layout" svg:x1="6.971cm" svg:y1="11.1cm" svg:x2="5.2cm" svg:y2="11.1cm">
              <text:p/>
            </draw:line>
          </draw:g>
          <draw:line draw:style-name="gr7" draw:text-style-name="P6" draw:layer="layout" svg:x1="5.2cm" svg:y1="13.099cm" svg:x2="6.971cm" svg:y2="13.099cm">
            <text:p/>
          </draw:line>
        </draw:g>
        <draw:custom-shape draw:style-name="gr8" draw:text-style-name="P7" draw:layer="layout" svg:width="3.148cm" svg:height="0.81cm" svg:x="6.971cm" svg:y="5.16cm">
          <text:p text:style-name="P7"><text:span text:style-name="T3">Idusuario</text:span></text:p>
          <text:p text:style-name="P7"><text:span text:style-name="T3">movi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148cm" svg:height="0.485cm" svg:x="6.971cm" svg:y="4.673cm">
          <text:p text:style-name="P8"><text:span text:style-name="T2">Usuario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5" draw:layer="layout" svg:width="2.715cm" svg:height="2.567cm" svg:x="15.085cm" svg:y="3.833cm">
            <text:p text:style-name="P5"><text:span text:style-name="T3">Id</text:span></text:p>
            <text:p text:style-name="P5"><text:span text:style-name="T3">Fecha</text:span></text:p>
            <text:p text:style-name="P5"><text:span text:style-name="T3">Imagen</text:span></text:p>
            <text:p text:style-name="P5"><text:span text:style-name="T3">Enlace </text:span></text:p>
            <text:p text:style-name="P5"><text:span text:style-name="T3">Id nutricionista</text:span></text:p>
            <text:p text:style-name="P5"><text:span text:style-name="T3">idusuario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2.715cm" svg:height="0.79cm" svg:x="15.07cm" svg:y="3.089cm">
            <text:p text:style-name="P4"><text:span text:style-name="T2">Aviso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5" draw:layer="layout" svg:width="2.558cm" svg:height="2.485cm" svg:x="15.04cm" svg:y="7.115cm">
            <text:p text:style-name="P5"><text:span text:style-name="T3">Id</text:span></text:p>
            <text:p text:style-name="P5"><text:span text:style-name="T3">Fecha</text:span></text:p>
            <text:p text:style-name="P5"><text:span text:style-name="T3">Enlace</text:span></text:p>
            <text:p text:style-name="P5"><text:span text:style-name="T3">titulo</text:span></text:p>
            <text:p text:style-name="P3"><text:span text:style-name="T3">Id nutricionista</text:span></text:p>
            <text:p text:style-name="P3"><text:span text:style-name="T3">idusuario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2.558cm" svg:height="0.621cm" svg:x="15.04cm" svg:y="6.494cm">
            <text:p text:style-name="P4"><text:span text:style-name="T2">Videos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5" draw:layer="layout" svg:width="3.06cm" svg:height="2.68cm" svg:x="14.94cm" svg:y="10.52cm">
            <text:p text:style-name="P5"><text:span text:style-name="T3">Id</text:span></text:p>
            <text:p text:style-name="P5"><text:span text:style-name="T3">Fecha</text:span></text:p>
            <text:p text:style-name="P5"><text:span text:style-name="T3">Enlace</text:span></text:p>
            <text:p text:style-name="P5"><text:span text:style-name="T3">titulo</text:span></text:p>
            <text:p text:style-name="P3"><text:span text:style-name="T3">Id nutricionista</text:span></text:p>
            <text:p text:style-name="P3"><text:span text:style-name="T3">idusuario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3.06cm" svg:height="0.67cm" svg:x="14.94cm" svg:y="9.85cm">
            <text:p text:style-name="P4"><text:span text:style-name="T2">Artículo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5" draw:layer="layout" svg:width="3.08cm" svg:height="2.526cm" svg:x="14.92cm" svg:y="14.074cm">
            <text:p text:style-name="P5"><text:span text:style-name="T3">Id</text:span></text:p>
            <text:p text:style-name="P5"><text:span text:style-name="T3">Fecha</text:span></text:p>
            <text:p text:style-name="P5"><text:span text:style-name="T3">Enlace</text:span></text:p>
            <text:p text:style-name="P5"><text:span text:style-name="T3">Contenido</text:span></text:p>
            <text:p text:style-name="P3"><text:span text:style-name="T3">Id nutricionista</text:span></text:p>
            <text:p text:style-name="P3"><text:span text:style-name="T3">idusuario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3.08cm" svg:height="0.631cm" svg:x="14.92cm" svg:y="13.443cm">
            <text:p text:style-name="P4"><text:span text:style-name="T2">Receta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20.664cm" svg:y1="5.483cm" svg:x2="17.598cm" svg:y2="7.266cm">
          <text:p/>
        </draw:line>
        <draw:line draw:style-name="gr7" draw:text-style-name="P6" draw:layer="layout" svg:x1="20.664cm" svg:y1="5.484cm" svg:x2="17.652cm" svg:y2="4.187cm">
          <text:p/>
        </draw:line>
        <draw:line draw:style-name="gr7" draw:text-style-name="P6" draw:layer="layout" svg:x1="20.665cm" svg:y1="5.483cm" svg:x2="18cm" svg:y2="11cm">
          <text:p/>
        </draw:line>
        <draw:line draw:style-name="gr7" draw:text-style-name="P6" draw:layer="layout" svg:x1="20.665cm" svg:y1="5.483cm" svg:x2="18cm" svg:y2="14.6cm">
          <text:p/>
        </draw:line>
        <draw:g>
          <draw:g>
            <draw:line draw:style-name="gr7" draw:text-style-name="P6" draw:layer="layout" svg:x1="5.2cm" svg:y1="5.483cm" svg:x2="5.2cm" svg:y2="7.104cm">
              <text:p/>
            </draw:line>
            <draw:line draw:style-name="gr7" draw:text-style-name="P6" draw:layer="layout" svg:x1="6.971cm" svg:y1="5.483cm" svg:x2="5.2cm" svg:y2="5.483cm">
              <text:p/>
            </draw:line>
          </draw:g>
          <draw:line draw:style-name="gr7" draw:text-style-name="P6" draw:layer="layout" svg:x1="5.2cm" svg:y1="7.104cm" svg:x2="6.971cm" svg:y2="7.104cm">
            <text:p/>
          </draw:line>
        </draw:g>
        <draw:line draw:style-name="gr7" draw:text-style-name="P6" draw:layer="layout" svg:x1="10.119cm" svg:y1="5.32cm" svg:x2="15.084cm" svg:y2="4.672cm">
          <text:p/>
        </draw:line>
        <draw:line draw:style-name="gr7" draw:text-style-name="P6" draw:layer="layout" svg:x1="10.119cm" svg:y1="5.321cm" svg:x2="15.039cm" svg:y2="7.104cm">
          <text:p/>
        </draw:line>
        <draw:line draw:style-name="gr7" draw:text-style-name="P6" draw:layer="layout" svg:x1="10.119cm" svg:y1="5.321cm" svg:x2="14.92cm" svg:y2="10.8cm">
          <text:p/>
        </draw:line>
        <draw:line draw:style-name="gr7" draw:text-style-name="P6" draw:layer="layout" svg:x1="10.119cm" svg:y1="5.483cm" svg:x2="14.92cm" svg:y2="14.6cm">
          <text:p/>
        </draw:lin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59cm" fo:margin-bottom="0cm" fo:text-indent="0cm"/>
      <style:text-properties fo:font-size="29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39cm" fo:margin-bottom="0cm" fo:text-indent="0cm"/>
      <style:text-properties fo:font-size="24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Predeterminado" style:page-layout-name="PM1" draw:style-name="Mdp1">
      <draw:frame presentation:style-name="Predeterminado-title" draw:layer="backgroundobjects" svg:width="24.929cm" svg:height="3.172cm" svg:x="2.385cm" svg:y="1.756cm" presentation:class="title" presentation:placeholder="true">
        <draw:text-box/>
      </draw:frame>
      <draw:frame presentation:style-name="Predeterminado-outline1" draw:layer="backgroundobjects" svg:width="24.929cm" svg:height="11.019cm" svg:x="2.385cm" svg:y="5.444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2cm" svg:y="18.3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6cm" svg:y="18.30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0:42:44.709164571</meta:creation-date>
    <dc:date>2021-06-20T15:37:22.032411063</dc:date>
    <meta:editing-duration>PT4H8M27S</meta:editing-duration>
    <meta:editing-cycles>30</meta:editing-cycles>
    <meta:generator>LibreOffice/6.4.7.2$Linux_X86_64 LibreOffice_project/40$Build-2</meta:generator>
    <meta:document-statistic meta:object-count="65"/>
  </office:meta>
</office:document-meta>
</file>